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13-11 (10-2 Summit))</text:p>
          </table:table-cell>
          <table:table-cell office:value-type="string">
            <text:p>17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18-5  (9-2 Summit)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31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270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35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29</text:p>
          </table:table-cell>
          <table:table-cell office:value-type="string">
            <text:p>.03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405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-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6</text:p>
          </table:table-cell>
          <table:table-cell office:value-type="string">
            <text:p>21</text:p>
          </table:table-cell>
          <table:table-cell office:value-type="string">
            <text:p>102</text:p>
          </table:table-cell>
          <table:table-cell office:value-type="string">
            <text:p>.147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3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13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15</text:p>
          </table:table-cell>
          <table:table-cell office:value-type="string">
            <text:p>94</text:p>
          </table:table-cell>
          <table:table-cell office:value-type="string">
            <text:p>.277</text:p>
          </table:table-cell>
          <table:table-cell office:value-type="string">
            <text:p>39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0.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